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5.902cm" fo:padding-left="0.15cm" fo:padding-right="0.15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75cm" fo:padding-left="0.15cm" fo:padding-right="0.15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2.366cm" fo:padding-left="0.15cm" fo:padding-right="0.15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3.075cm" fo:padding-left="0.15cm" fo:padding-right="0.15cm"/>
    </style:style>
    <style:style style:name="gr5" style:family="graphic" style:parent-style-name="standard">
      <style:graphic-properties draw:stroke="dash" draw:stroke-dash="Ultrafine_20_Dashed" svg:stroke-color="#000000" draw:fill="none" draw:fill-color="#ffffff" fo:min-height="2.25cm" fo:padding-left="0.15cm" fo:padding-right="0.15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3.245cm" fo:padding-left="0.15cm" fo:padding-right="0.1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4.151cm" fo:padding-left="0.15cm" fo:padding-right="0.15cm"/>
    </style:style>
    <style:style style:name="gr8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7cm"/>
    </style:style>
    <style:style style:name="gr10" style:family="graphic" style:parent-style-name="standard">
      <style:graphic-properties draw:stroke="none" svg:stroke-color="#000000" draw:fill="none" draw:fill-color="#ffffff" fo:min-height="0.975cm"/>
    </style:style>
    <style:style style:name="gr11" style:family="graphic" style:parent-style-name="standard">
      <style:graphic-properties draw:stroke="none" svg:stroke-color="#000000" draw:fill="none" draw:fill-color="#ffffff" fo:min-height="0.41cm"/>
    </style:style>
    <style:style style:name="gr12" style:family="graphic" style:parent-style-name="standard">
      <style:graphic-properties draw:stroke="dash" draw:stroke-dash="Ultrafine_20_Dashed" svg:stroke-color="#000000" draw:fill="none" draw:fill-color="#ffffff" fo:min-height="3.647cm" fo:padding-left="0.15cm" fo:padding-right="0.1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3.773cm" fo:padding-left="0.15cm" fo:padding-right="0.15cm"/>
    </style:style>
    <style:style style:name="P1" style:family="paragraph">
      <style:paragraph-properties fo:margin-left="0cm" fo:margin-right="0cm" fo:text-indent="0cm">
        <style:tab-stops>
          <style:tab-stop style:position="1.826cm"/>
        </style:tab-stops>
      </style:paragraph-properties>
    </style:style>
    <style:style style:name="P2" style:family="paragraph">
      <style:paragraph-properties fo:margin-left="2.736cm" fo:margin-right="0cm" fo:text-indent="-2.736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text-indent="0cm">
        <style:tab-stops>
          <style:tab-stop style:position="1.826cm"/>
        </style:tab-stops>
      </style:paragraph-properties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>
        <style:tab-stops>
          <style:tab-stop style:position="2.284cm"/>
        </style:tab-stops>
      </style:paragraph-properties>
    </style:style>
    <style:style style:name="P5" style:family="paragraph">
      <style:paragraph-properties fo:margin-left="0cm" fo:margin-right="0cm" fo:text-indent="0cm">
        <style:tab-stops>
          <style:tab-stop style:position="2.555cm"/>
        </style:tab-stops>
      </style:paragraph-properties>
    </style:style>
    <style:style style:name="P6" style:family="paragraph">
      <style:paragraph-properties fo:margin-left="0cm" fo:margin-right="0cm" fo:text-indent="0cm">
        <style:tab-stops>
          <style:tab-stop style:position="3.369cm"/>
        </style:tab-stops>
      </style:paragraph-properties>
    </style:style>
    <style:style style:name="P7" style:family="paragraph">
      <style:paragraph-properties fo:margin-left="0cm" fo:margin-right="0cm" fo:text-indent="0cm">
        <style:tab-stops>
          <style:tab-stop style:position="2.526cm"/>
        </style:tab-stops>
      </style:paragraph-properties>
    </style:style>
    <style:style style:name="P8" style:family="paragraph">
      <style:paragraph-properties fo:margin-left="1.111cm" fo:margin-right="0cm" fo:text-indent="-1.111cm">
        <style:tab-stops>
          <style:tab-stop style:position="1.138cm"/>
        </style:tab-stops>
      </style:paragraph-properties>
    </style:style>
    <style:style style:name="P9" style:family="paragraph">
      <style:paragraph-properties fo:margin-left="1.99cm" fo:margin-right="0cm" fo:text-indent="-1.99cm">
        <style:tab-stops>
          <style:tab-stop style:position="0cm"/>
        </style:tab-stops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2.274cm" fo:margin-right="0cm" fo:text-indent="-2.274cm">
        <style:tab-stops>
          <style:tab-stop style:position="-0.023cm"/>
        </style:tab-stops>
      </style:paragraph-properties>
    </style:style>
    <style:style style:name="P15" style:family="paragraph">
      <style:paragraph-properties fo:margin-left="0cm" fo:margin-right="0cm" fo:text-indent="0cm"/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3" draw:id="id2" draw:layer="layout" svg:width="5.9cm" svg:height="6.152cm" svg:x="8.414cm" svg:y="2.803cm">
          <draw:text-box>
            <text:p text:style-name="P1"><text:span text:style-name="T1">modul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name</text:span><text:span text:style-name="T2"><text:tab/></text:span><text:span text:style-name="T2">VARCHAR(50)</text:span></text:p>
            <text:p text:style-name="P2"><text:span text:style-name="T2">homepage</text:span><text:span text:style-name="T2"><text:tab/></text:span><text:span text:style-name="T2">VARCHAR(50)</text:span></text:p>
            <text:p text:style-name="P2"><text:span text:style-name="T2">description</text:span><text:span text:style-name="T2"><text:tab/></text:span><text:span text:style-name="T2">TEXT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>bugs_base</text:span><text:span text:style-name="T2"><text:tab/></text:span><text:span text:style-name="T2">VARCHAR(50)</text:span></text:p>
            <text:p text:style-name="P2"><text:span text:style-name="T2">bugs_product</text:span><text:span text:style-name="T2"><text:tab/></text:span><text:span text:style-name="T2">VARCHAR(50)</text:span></text:p>
            <text:p text:style-name="P2"><text:span text:style-name="T2">bugs_component</text:span><text:span text:style-name="T2"><text:tab/></text:span><text:span text:style-name="T2">VARCHAR(50)</text:span></text:p>
            <text:p text:style-name="P2"><text:span text:style-name="T2">vcs_type</text:span><text:span text:style-name="T2"><text:tab/></text:span><text:span text:style-name="T2">ENUM('cvs', 'svn', 'git', 'hg', 'bzr')</text:span></text:p>
            <text:p text:style-name="P2"><text:span text:style-name="T2">vcs_root</text:span></text:p>
            <text:p text:style-name="P2"><text:span text:style-name="T2">vcs_web</text:span></text:p>
            <text:p text:style-name="P2"><text:span text:style-name="T3">*maintainers*</text:span></text:p>
          </draw:text-box>
          <draw:glue-point draw:id="4" svg:x="-5cm" svg:y="-2.695cm"/>
          <draw:glue-point draw:id="5" svg:x="5cm" svg:y="-2.846cm"/>
        </draw:frame>
        <draw:frame draw:style-name="gr2" draw:text-style-name="P3" draw:id="id7" draw:layer="layout" svg:width="5.03cm" svg:height="3cm" svg:x="15.5cm" svg:y="4cm">
          <draw:text-box>
            <text:p text:style-name="P1"><text:span text:style-name="T1">branch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name</text:span><text:span text:style-name="T2"><text:tab/></text:span><text:span text:style-name="T2">VARCHAR(50)</text:span></text:p>
            <text:p text:style-name="P4"><text:span text:style-name="T2">vcs_subpath</text:span><text:span text:style-name="T2"><text:tab/></text:span><text:span text:style-name="T2">VARCHAR(50)</text:span></text:p>
            <text:p text:style-name="P4"><text:span text:style-name="T2">module_id</text:span><text:span text:style-name="T2"><text:tab/></text:span><text:span text:style-name="T2">INT</text:span></text:p>
          </draw:text-box>
          <draw:glue-point draw:id="4" svg:x="5cm" svg:y="-0.716cm"/>
          <draw:glue-point draw:id="5" svg:x="-4.884cm" svg:y="-0.253cm"/>
          <draw:glue-point draw:id="6" svg:x="-5cm" svg:y="3.276cm"/>
        </draw:frame>
        <draw:frame draw:style-name="gr3" draw:text-style-name="P3" draw:id="id1" draw:layer="layout" svg:width="5.33cm" svg:height="2.616cm" svg:x="1.77cm" svg:y="2.875cm">
          <draw:text-box>
            <text:p text:style-name="P1"><text:span text:style-name="T1">module_maintainer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NOT NULL</text:span></text:p>
            <text:p text:style-name="P1"><text:span text:style-name="T2">module_id</text:span><text:span text:style-name="T2"><text:tab/></text:span><text:span text:style-name="T2">INT</text:span></text:p>
            <text:p text:style-name="P1"><text:span text:style-name="T2">person_id</text:span><text:span text:style-name="T2"><text:tab/></text:span><text:span text:style-name="T2">VARCHAR(25)</text:span></text:p>
          </draw:text-box>
          <draw:glue-point draw:id="4" svg:x="-4.996cm" svg:y="3.123cm"/>
        </draw:frame>
        <draw:frame draw:style-name="gr2" draw:text-style-name="P3" draw:id="id4" draw:layer="layout" svg:width="4.53cm" svg:height="3.141cm" svg:x="9.9cm" svg:y="16cm">
          <draw:text-box>
            <text:p text:style-name="P1"><text:span text:style-name="T1">language</text:span></text:p>
            <text:p text:style-name="P1"><text:span text:style-name="T1">-------------------------</text:span></text:p>
            <text:p text:style-name="P1"><text:span text:style-name="T2">id</text:span><text:span text:style-name="T2"><text:tab/></text:span><text:span text:style-name="T2">INT AUTO</text:span></text:p>
            <text:p text:style-name="P1"><text:span text:style-name="T2">name</text:span><text:span text:style-name="T2"><text:tab/></text:span><text:span text:style-name="T2">VARCHAR(50)</text:span></text:p>
            <text:p text:style-name="P1"><text:span text:style-name="T2">locale</text:span><text:span text:style-name="T2"><text:tab/></text:span><text:span text:style-name="T2">VARCHAR(15)</text:span></text:p>
            <text:p text:style-name="P1"><text:span text:style-name="T2">team_id</text:span><text:span text:style-name="T2"><text:tab/></text:span><text:span text:style-name="T2">INT</text:span></text:p>
            <text:p text:style-name="P1"><text:span text:style-name="T2">plurals</text:span><text:span text:style-name="T2"><text:tab/></text:span><text:span text:style-name="T2">VARCHAR(200)</text:span></text:p>
          </draw:text-box>
          <draw:glue-point draw:id="4" svg:x="5cm" svg:y="-0.88cm"/>
          <draw:glue-point draw:id="5" svg:x="-5cm" svg:y="2.858cm"/>
        </draw:frame>
        <draw:frame draw:style-name="gr2" draw:text-style-name="P3" draw:id="id3" draw:layer="layout" svg:width="5.5cm" svg:height="4.565cm" svg:x="1.7cm" svg:y="5.8cm">
          <draw:text-box>
            <text:p text:style-name="P1"><text:span text:style-name="T1">person (models.User)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4">name</text:span><text:span text:style-name="T2"><text:tab/></text:span><text:span text:style-name="T2">VARCHAR(50)</text:span></text:p>
            <text:p text:style-name="P5"><text:span text:style-name="T4">email</text:span><text:span text:style-name="T2"><text:tab/></text:span><text:span text:style-name="T2">VARCHAR(50)</text:span></text:p>
            <text:p text:style-name="P5"><text:span text:style-name="T2">svn_account</text:span><text:span text:style-name="T2"><text:tab/></text:span><text:span text:style-name="T2">VARCHAR(20)</text:span></text:p>
            <text:p text:style-name="P5"><text:span text:style-name="T2">image</text:span><text:span text:style-name="T2"><text:tab/></text:span><text:span text:style-name="T2">VARCHAR(50)</text:span></text:p>
            <text:p text:style-name="P5"><text:span text:style-name="T2">webpage_url</text:span><text:span text:style-name="T2"><text:tab/></text:span><text:span text:style-name="T2">VARCHAR(50)</text:span></text:p>
            <text:p text:style-name="P5"><text:span text:style-name="T2">irc_nick</text:span><text:span text:style-name="T2"><text:tab/></text:span><text:span text:style-name="T2">VARCHAR(20)</text:span></text:p>
            <text:p text:style-name="P5"><text:span text:style-name="T2">bugzilla_account</text:span><text:span text:style-name="T2"><text:tab/></text:span><text:span text:style-name="T2">VARCHAR(50)</text:span></text:p>
            <text:p text:style-name="P5"><text:span text:style-name="T4">*maintains_modules*</text:span></text:p>
          </draw:text-box>
          <draw:glue-point draw:id="4" svg:x="5cm" svg:y="-2.086cm"/>
          <draw:glue-point draw:id="5" svg:x="-5cm" svg:y="-2.06cm"/>
        </draw:frame>
        <draw:frame draw:style-name="gr2" draw:text-style-name="P3" draw:id="id5" draw:layer="layout" svg:width="6cm" svg:height="3.141cm" svg:x="2.9cm" svg:y="15.5cm">
          <draw:text-box>
            <text:p text:style-name="P1"><text:span text:style-name="T1">team (models.Group)</text:span></text:p>
            <text:p text:style-name="P1"><text:span text:style-name="T1">-------------------------</text:span></text:p>
            <text:p text:style-name="P6"><text:span text:style-name="T2">id</text:span><text:span text:style-name="T2"><text:tab/></text:span><text:span text:style-name="T2">INT AUTO</text:span></text:p>
            <text:p text:style-name="P6"><text:span text:style-name="T2">description</text:span><text:span text:style-name="T2"><text:tab/></text:span><text:span text:style-name="T2">TEXT</text:span></text:p>
            <text:p text:style-name="P6"><text:span text:style-name="T2">webpage_url</text:span><text:span text:style-name="T2"><text:tab/></text:span><text:span text:style-name="T2">VARCHAR(50)</text:span></text:p>
            <text:p text:style-name="P6"><text:span text:style-name="T2">mailing_list</text:span><text:span text:style-name="T2"><text:tab/></text:span><text:span text:style-name="T2">VARCHAR(50)</text:span></text:p>
            <text:p text:style-name="P6"><text:span text:style-name="T2">mailing_list_subscribe</text:span><text:span text:style-name="T2"><text:tab/></text:span><text:span text:style-name="T2">VARCHAR(50)</text:span></text:p>
          </draw:text-box>
          <draw:glue-point draw:id="4" svg:x="5cm" svg:y="-0.786cm"/>
          <draw:glue-point draw:id="5" svg:x="-5cm" svg:y="1.146cm"/>
          <draw:glue-point draw:id="6" svg:x="-5cm" svg:y="-0.872cm"/>
        </draw:frame>
        <draw:frame draw:style-name="gr4" draw:text-style-name="P3" draw:id="id8" draw:layer="layout" svg:width="5.33cm" svg:height="4.209cm" svg:x="8.5cm" svg:y="10.3cm">
          <draw:text-box>
            <text:p text:style-name="P1"><text:span text:style-name="T1">domain</text:span></text:p>
            <text:p text:style-name="P1"><text:span text:style-name="T1">-------------------------</text:span></text:p>
            <text:p text:style-name="P7"><text:span text:style-name="T2">id</text:span><text:span text:style-name="T2"><text:tab/></text:span><text:span text:style-name="T2">INT NOT NULL</text:span></text:p>
            <text:p text:style-name="P7"><text:span text:style-name="T2">module_id</text:span><text:span text:style-name="T2"><text:tab/></text:span><text:span text:style-name="T2">INT</text:span></text:p>
            <text:p text:style-name="P7"><text:span text:style-name="T2">name</text:span><text:span text:style-name="T2"><text:tab/></text:span><text:span text:style-name="T2">VARCHAR(50)</text:span></text:p>
            <text:p text:style-name="P7"><text:span text:style-name="T2">description</text:span><text:span text:style-name="T2"><text:tab/></text:span><text:span text:style-name="T2">TEXT</text:span></text:p>
            <text:p text:style-name="P7"><text:span text:style-name="T2">dtype</text:span><text:span text:style-name="T2"><text:tab/></text:span><text:span text:style-name="T2">ENUM('ui, 'doc)</text:span></text:p>
            <text:p text:style-name="P7"><text:span text:style-name="T2">directory</text:span><text:span text:style-name="T2"><text:tab/></text:span><text:span text:style-name="T2">VARCHAR(50)</text:span></text:p>
            <text:p text:style-name="P7"><text:span text:style-name="T2">pot_method</text:span><text:span text:style-name="T2"><text:tab/></text:span><text:span text:style-name="T2">VARCHAR(50)</text:span></text:p>
            <text:p text:style-name="P7"><text:span text:style-name="T2">linguas_location</text:span><text:span text:style-name="T2"><text:tab/></text:span><text:span text:style-name="T2">VARCHAR(50)</text:span></text:p>
          </draw:text-box>
          <draw:glue-point draw:id="4" svg:x="5cm" svg:y="-1.8cm"/>
          <draw:glue-point draw:id="5" svg:x="-5cm" svg:y="-0.753cm"/>
          <draw:glue-point draw:id="6" svg:x="5cm" svg:y="-1.323cm"/>
        </draw:frame>
        <draw:frame draw:style-name="gr5" draw:text-style-name="P3" draw:id="id9" draw:layer="layout" svg:width="5.03cm" svg:height="3.853cm" svg:x="22.881cm" svg:y="2.505cm">
          <draw:text-box>
            <text:p text:style-name="P1"><text:span text:style-name="T1">category</text:span></text:p>
            <text:p text:style-name="P1"><text:span text:style-name="T1">-------------------------</text:span></text:p>
            <text:p text:style-name="P4"><text:span text:style-name="T2">id</text:span><text:span text:style-name="T2"><text:tab/></text:span><text:span text:style-name="T2">INT NOT NULL</text:span></text:p>
            <text:p text:style-name="P4"><text:span text:style-name="T2">release_id</text:span><text:span text:style-name="T2"><text:tab/></text:span><text:span text:style-name="T2">INT</text:span></text:p>
            <text:p text:style-name="P4"><text:span text:style-name="T2">branch_id</text:span><text:span text:style-name="T2"><text:tab/></text:span><text:span text:style-name="T2">INT</text:span></text:p>
            <text:p text:style-name="P8"><text:span text:style-name="T2">name</text:span><text:span text:style-name="T2"><text:tab/></text:span><text:span text:style-name="T2">ENUM('default', 'admin-tools', 'dev-tools', 'desktop', 'dev-platform', 'proposed')</text:span></text:p>
          </draw:text-box>
          <draw:glue-point draw:id="4" svg:x="-5cm" svg:y="0.63cm"/>
          <draw:glue-point draw:id="5" svg:x="-5cm" svg:y="-0.456cm"/>
        </draw:frame>
        <draw:frame draw:style-name="gr6" draw:text-style-name="P3" draw:id="id10" draw:layer="layout" svg:width="5.275cm" svg:height="3.497cm" svg:x="22.905cm" svg:y="6.96cm">
          <draw:text-box>
            <text:p text:style-name="P1"><text:span text:style-name="T1">release</text:span></text:p>
            <text:p text:style-name="P1"><text:span text:style-name="T1">-------------------------</text:span></text:p>
            <text:p text:style-name="P9"><text:span text:style-name="T2">id</text:span><text:span text:style-name="T2"><text:tab/></text:span><text:span text:style-name="T2">INT NOT NULL</text:span></text:p>
            <text:p text:style-name="P9"><text:span text:style-name="T2">name</text:span><text:span text:style-name="T2"><text:tab/></text:span><text:span text:style-name="T2">VARCHAR(20)</text:span></text:p>
            <text:p text:style-name="P9"><text:span text:style-name="T2">description</text:span><text:span text:style-name="T2"><text:tab/></text:span><text:span text:style-name="T2">VARCHAR(50)</text:span></text:p>
            <text:p text:style-name="P9"><text:span text:style-name="T2">stringfrozen</text:span><text:span text:style-name="T2"><text:tab/></text:span><text:span text:style-name="T2">BOOLEAN</text:span></text:p>
            <text:p text:style-name="P9"><text:span text:style-name="T2">status</text:span><text:span text:style-name="T2"><text:tab/></text:span><text:span text:style-name="T2">ENUM('official', unofficial', 'xternal')</text:span></text:p>
          </draw:text-box>
          <draw:glue-point draw:id="4" svg:x="-4.999cm" svg:y="-1.032cm"/>
        </draw:frame>
        <draw:frame draw:style-name="gr7" draw:text-style-name="P3" draw:id="id6" draw:layer="layout" svg:width="5.9cm" svg:height="4.565cm" svg:x="15.514cm" svg:y="8.856cm">
          <draw:text-box>
            <text:p text:style-name="P1"><text:span text:style-name="T1">statistics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date</text:span><text:span text:style-name="T2"><text:tab/></text:span><text:span text:style-name="T2">DATETIME</text:span></text:p>
            <text:p text:style-name="P2"><text:span text:style-name="T2">translated</text:span><text:span text:style-name="T2"><text:tab/></text:span><text:span text:style-name="T2">INT</text:span></text:p>
            <text:p text:style-name="P2"><text:span text:style-name="T2">fuzzy</text:span><text:span text:style-name="T2"><text:tab/></text:span><text:span text:style-name="T2">INT</text:span></text:p>
            <text:p text:style-name="P2"><text:span text:style-name="T2">untranslated</text:span><text:span text:style-name="T2"><text:tab/></text:span><text:span text:style-name="T2">INT</text:span></text:p>
            <text:p text:style-name="P2"><text:span text:style-name="T2">num_figures</text:span><text:span text:style-name="T2"><text:tab/></text:span><text:span text:style-name="T2">INT</text:span></text:p>
          </draw:text-box>
          <draw:glue-point draw:id="4" svg:x="5cm" svg:y="-1.854cm"/>
          <draw:glue-point draw:id="5" svg:x="-5cm" svg:y="0.79cm"/>
          <draw:glue-point draw:id="6" svg:x="-5cm" svg:y="-0.17cm"/>
          <draw:glue-point draw:id="7" svg:x="-5cm" svg:y="-1.013cm"/>
        </draw:frame>
        <draw:connector draw:style-name="gr8" draw:text-style-name="P10" draw:layer="layout" svg:x1="7.1cm" svg:y1="4.183cm" svg:x2="8.414cm" svg:y2="4.222cm" draw:start-shape="id1" draw:end-shape="id2" draw:end-glue-point="4" svg:d="m7100 4183h657v39h657">
          <text:p/>
        </draw:connector>
        <draw:connector draw:style-name="gr8" draw:text-style-name="P10" draw:layer="layout" svg:x1="1.773cm" svg:y1="4.999cm" svg:x2="1.7cm" svg:y2="7.142cm" draw:start-shape="id1" draw:start-glue-point="4" draw:end-shape="id3" draw:end-glue-point="5" svg:d="m1773 4999h-573v2143h500">
          <text:p/>
        </draw:connector>
        <draw:connector draw:style-name="gr8" draw:text-style-name="P10" draw:layer="layout" svg:x1="9.9cm" svg:y1="18.467cm" svg:x2="8.9cm" svg:y2="16.824cm" draw:start-shape="id4" draw:start-glue-point="5" draw:end-shape="id5" draw:end-glue-point="4" svg:d="m9900 18467h-500v-1643h-500">
          <text:p/>
        </draw:connector>
        <draw:connector draw:style-name="gr8" draw:text-style-name="P10" draw:layer="layout" svg:x1="15.514cm" svg:y1="10.676cm" svg:x2="15.559cm" svg:y2="5.425cm" draw:start-shape="id6" draw:start-glue-point="7" draw:end-shape="id7" draw:end-glue-point="5" svg:d="m15514 10676h-514v-5251h559">
          <text:p/>
        </draw:connector>
        <draw:connector draw:style-name="gr8" draw:text-style-name="P10" draw:layer="layout" svg:x1="15.514cm" svg:y1="11.061cm" svg:x2="13.83cm" svg:y2="11.647cm" draw:start-shape="id6" draw:start-glue-point="6" draw:end-shape="id8" draw:end-glue-point="4" svg:d="m15514 11061h-842v586h-842">
          <text:p/>
        </draw:connector>
        <draw:connector draw:style-name="gr8" draw:text-style-name="P10" draw:layer="layout" svg:x1="15.514cm" svg:y1="11.498cm" svg:x2="14.43cm" svg:y2="17.294cm" draw:start-shape="id6" draw:start-glue-point="5" draw:end-shape="id4" draw:end-glue-point="4" svg:d="m15514 11498h-542v5796h-542">
          <text:p/>
        </draw:connector>
        <draw:connector draw:style-name="gr8" draw:text-style-name="P10" draw:layer="layout" svg:x1="15.5cm" svg:y1="6.482cm" svg:x2="14.314cm" svg:y2="4.129cm" draw:start-shape="id7" draw:start-glue-point="6" draw:end-shape="id2" draw:end-glue-point="5" svg:d="m15500 6482h-593v-2353h-593">
          <text:p/>
        </draw:connector>
        <draw:connector draw:style-name="gr8" draw:text-style-name="P10" draw:layer="layout" svg:x1="22.881cm" svg:y1="4.673cm" svg:x2="20.53cm" svg:y2="5.286cm" draw:start-shape="id9" draw:start-glue-point="4" draw:end-shape="id7" draw:end-glue-point="4" svg:d="m22881 4673h-1175v613h-1176">
          <text:p/>
        </draw:connector>
        <draw:connector draw:style-name="gr8" draw:text-style-name="P10" draw:layer="layout" svg:x1="22.881cm" svg:y1="4.431cm" svg:x2="22.906cm" svg:y2="8.348cm" draw:start-shape="id9" draw:end-shape="id10" draw:end-glue-point="4" svg:d="m22881 4431h-500v3917h525">
          <text:p/>
        </draw:connector>
        <draw:frame draw:style-name="gr9" draw:text-style-name="P12" draw:layer="layout" svg:width="15.968cm" svg:height="0.62cm" svg:x="1cm" svg:y="19.38cm">
          <draw:text-box>
            <text:p text:style-name="P11"><text:span text:style-name="T4">Claude Paroz, - Stéphane Raimbault , v1.5, 2009-09-05</text:span></text:p>
          </draw:text-box>
        </draw:frame>
        <draw:frame draw:style-name="gr10" draw:text-style-name="P11" draw:layer="layout" svg:width="16.246cm" svg:height="1.225cm" svg:x="5.756cm" svg:y="1.16cm">
          <draw:text-box>
            <text:p text:style-name="P13">Data Model for Djamned-Lies application</text:p>
          </draw:text-box>
        </draw:frame>
        <draw:connector draw:style-name="gr8" draw:text-style-name="P10" draw:layer="layout" svg:x1="8.5cm" svg:y1="12.088cm" svg:x2="8.414cm" svg:y2="4.222cm" draw:start-shape="id8" draw:start-glue-point="5" draw:end-shape="id2" draw:end-glue-point="4" svg:d="m8500 12088h-586v-7866h500">
          <text:p/>
        </draw:connector>
        <draw:frame draw:style-name="gr5" draw:text-style-name="P3" draw:id="id11" draw:layer="layout" svg:width="5.368cm" svg:height="3.497cm" svg:x="22.856cm" svg:y="11.326cm">
          <draw:text-box>
            <text:p text:style-name="P1"><text:span text:style-name="T1">information</text:span></text:p>
            <text:p text:style-name="P1"><text:span text:style-name="T1">-------------------------</text:span></text:p>
            <text:p text:style-name="P14"><text:span text:style-name="T2">id</text:span><text:span text:style-name="T2"><text:tab/></text:span><text:span text:style-name="T2">INT NOT NULL</text:span></text:p>
            <text:p text:style-name="P14"><text:span text:style-name="T2">statistics_id</text:span><text:span text:style-name="T2"><text:tab/></text:span><text:span text:style-name="T2">INT</text:span></text:p>
            <text:p text:style-name="P14"><text:span text:style-name="T2">type</text:span><text:span text:style-name="T2"><text:tab/></text:span><text:span text:style-name="T2">ENUM('info', 'warn', 'error', 'warn-ext', 'error-ext')</text:span></text:p>
            <text:p text:style-name="P14"><text:span text:style-name="T2">description</text:span><text:span text:style-name="T2"><text:tab/></text:span><text:span text:style-name="T2">TEXT</text:span></text:p>
          </draw:text-box>
          <draw:glue-point draw:id="4" svg:x="-5cm" svg:y="-0.162cm"/>
        </draw:frame>
        <draw:connector draw:style-name="gr8" draw:text-style-name="P10" draw:layer="layout" svg:x1="22.856cm" svg:y1="13.018cm" svg:x2="21.414cm" svg:y2="10.292cm" draw:start-shape="id11" draw:start-glue-point="4" draw:end-shape="id6" draw:end-glue-point="4" svg:d="m22856 13018h-721v-2726h-721">
          <text:p/>
        </draw:connector>
        <draw:frame draw:style-name="gr2" draw:text-style-name="P3" draw:id="id12" draw:layer="layout" svg:width="5.5cm" svg:height="3.141cm" svg:x="1.706cm" svg:y="11.49cm">
          <draw:text-box>
            <text:p text:style-name="P1"><text:span text:style-name="T5">role</text:span></text:p>
            <text:p text:style-name="P1"><text:span text:style-name="T1">-------------------------</text:span></text:p>
            <text:p text:style-name="P5"><text:span text:style-name="T2">id</text:span><text:span text:style-name="T2"><text:tab/></text:span><text:span text:style-name="T2">INT AUTO</text:span></text:p>
            <text:p text:style-name="P5"><text:span text:style-name="T2">team_id</text:span><text:span text:style-name="T2"><text:tab/></text:span><text:span text:style-name="T2">INT</text:span></text:p>
            <text:p text:style-name="P5"><text:span text:style-name="T2">person_id</text:span><text:span text:style-name="T2"><text:tab/></text:span><text:span text:style-name="T2">INT</text:span></text:p>
            <text:p text:style-name="P5"><text:span text:style-name="T2">role</text:span><text:span text:style-name="T2"><text:tab/></text:span><text:span text:style-name="T2">ENUM('translator', 'reviewer', 'commiter', 'coordinator')</text:span></text:p>
          </draw:text-box>
          <draw:glue-point draw:id="4" svg:x="-5cm" svg:y="0.751cm"/>
          <draw:glue-point draw:id="5" svg:x="5cm" svg:y="1.91cm"/>
        </draw:frame>
        <draw:frame draw:style-name="gr11" draw:text-style-name="P15" draw:layer="layout" svg:width="4.848cm" svg:height="0.66cm" svg:x="1.7cm" svg:y="10.4cm">
          <draw:text-box>
            <text:p text:style-name="P11"><text:span text:style-name="T4">An admin has the flag is_staff</text:span></text:p>
          </draw:text-box>
        </draw:frame>
        <draw:frame draw:style-name="gr12" draw:text-style-name="P3" draw:id="id13" draw:layer="measurelines" svg:width="5.9cm" svg:height="4.209cm" svg:x="21.594cm" svg:y="15.192cm">
          <draw:text-box>
            <text:p text:style-name="P1"><text:span text:style-name="T5">action (+ _archived)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state_db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created</text:span><text:span text:style-name="T2"><text:tab/></text:span><text:span text:style-name="T2">DATETIME</text:span></text:p>
            <text:p text:style-name="P2"><text:span text:style-name="T2">file</text:span><text:span text:style-name="T2"><text:tab/></text:span><text:span text:style-name="T2">VARCHAR(255)</text:span></text:p>
            <text:p text:style-name="P2"><text:span text:style-name="T2">comment</text:span><text:span text:style-name="T2"><text:tab/></text:span><text:span text:style-name="T2">TEXT</text:span></text:p>
            <text:p text:style-name="P2"><text:span text:style-name="T2"/></text:p>
          </draw:text-box>
          <draw:glue-point draw:id="4" svg:x="-5cm" svg:y="-0.765cm"/>
        </draw:frame>
        <draw:connector draw:style-name="gr8" draw:text-style-name="P10" draw:layer="layout" svg:x1="7.206cm" svg:y1="13.659cm" svg:x2="7.2cm" svg:y2="7.13cm" draw:start-shape="id12" draw:start-glue-point="5" draw:end-shape="id3" draw:end-glue-point="4" svg:d="m7206 13659h500v-6529h-506">
          <text:p/>
        </draw:connector>
        <draw:connector draw:style-name="gr8" draw:text-style-name="P10" draw:layer="layout" svg:x1="1.706cm" svg:y1="13.295cm" svg:x2="2.9cm" svg:y2="16.797cm" draw:start-shape="id12" draw:start-glue-point="4" draw:end-shape="id5" draw:end-glue-point="6" svg:d="m1706 13295h-500v3502h1694">
          <text:p/>
        </draw:connector>
        <draw:frame draw:style-name="gr13" draw:text-style-name="P3" draw:id="id14" draw:layer="layout" svg:width="5.009cm" svg:height="4.209cm" svg:x="15.534cm" svg:y="13.706cm">
          <draw:text-box>
            <text:p text:style-name="P1"><text:span text:style-name="T5">state</text:span></text:p>
            <text:p text:style-name="P1"><text:span text:style-name="T1">-------------------------</text:span></text:p>
            <text:p text:style-name="P2"><text:span text:style-name="T2">id</text:span><text:span text:style-name="T2"><text:tab/></text:span><text:span text:style-name="T2">INT AUTO</text:span></text:p>
            <text:p text:style-name="P2"><text:span text:style-name="T2">branch_id</text:span><text:span text:style-name="T2"><text:tab/></text:span><text:span text:style-name="T2">INT</text:span></text:p>
            <text:p text:style-name="P2"><text:span text:style-name="T2">domain_id</text:span><text:span text:style-name="T2"><text:tab/></text:span><text:span text:style-name="T2">INT</text:span></text:p>
            <text:p text:style-name="P2"><text:span text:style-name="T2">language_id</text:span><text:span text:style-name="T2"><text:tab/></text:span><text:span text:style-name="T2">INT</text:span></text:p>
            <text:p text:style-name="P2"><text:span text:style-name="T2">person_id</text:span><text:span text:style-name="T2"><text:tab/></text:span><text:span text:style-name="T2">INT</text:span></text:p>
            <text:p text:style-name="P2"><text:span text:style-name="T2">name</text:span><text:span text:style-name="T2"><text:tab/></text:span><text:span text:style-name="T2">VARCHAR(8)</text:span></text:p>
            <text:p text:style-name="P2"><text:span text:style-name="T2">updated</text:span><text:span text:style-name="T2"><text:tab/></text:span><text:span text:style-name="T2">DATETIME</text:span></text:p>
            <text:p text:style-name="P2"><text:span text:style-name="T2"/></text:p>
          </draw:text-box>
          <draw:glue-point draw:id="4" svg:x="5cm" svg:y="-1.682cm"/>
          <draw:glue-point draw:id="5" svg:x="-4.999cm" svg:y="0.926cm"/>
          <draw:glue-point draw:id="6" svg:x="-4.999cm" svg:y="0.095cm"/>
          <draw:glue-point draw:id="7" svg:x="-4.999cm" svg:y="-0.852cm"/>
        </draw:frame>
        <draw:connector draw:style-name="gr8" draw:text-style-name="P10" draw:layer="layout" svg:x1="21.594cm" svg:y1="16.975cm" svg:x2="20.542cm" svg:y2="15.103cm" draw:start-shape="id13" draw:start-glue-point="4" draw:end-shape="id14" draw:end-glue-point="4" svg:d="m21594 16975h-525v-1872h-527">
          <text:p/>
        </draw:connector>
        <draw:connector draw:style-name="gr8" draw:text-style-name="P10" draw:layer="layout" svg:x1="15.535cm" svg:y1="16.199cm" svg:x2="14.43cm" svg:y2="17.57cm" draw:start-shape="id14" draw:start-glue-point="5" draw:end-shape="id4" svg:d="m15535 16199h-553v1371h-552">
          <text:p/>
        </draw:connector>
        <draw:connector draw:style-name="gr8" draw:text-style-name="P10" draw:layer="layout" svg:x1="15.535cm" svg:y1="15.849cm" svg:x2="13.83cm" svg:y2="11.848cm" draw:start-shape="id14" draw:start-glue-point="6" draw:end-shape="id8" draw:end-glue-point="6" svg:d="m15535 15849h-853v-4001h-852">
          <text:p/>
        </draw:connector>
        <draw:connector draw:style-name="gr8" draw:text-style-name="P10" draw:layer="layout" draw:line-skew="0.202cm" svg:x1="15.535cm" svg:y1="15.452cm" svg:x2="15.5cm" svg:y2="5.5cm" draw:start-shape="id14" draw:start-glue-point="7" draw:end-shape="id7" svg:d="m15535 15452h-333v-9952h2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Claude</meta:initial-creator>
    <meta:creation-date>2008-08-11T10:46:18</meta:creation-date>
    <dc:date>2009-09-05T15:39:25</dc:date>
    <meta:printed-by>Claude</meta:printed-by>
    <meta:print-date>2008-11-01T17:47:30</meta:print-date>
    <meta:editing-cycles>30</meta:editing-cycles>
    <meta:editing-duration>PT07H40M55S</meta:editing-duration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